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9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19.12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33.1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3.96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44mm"/>
    </style:style>
    <style:style style:name="co11" style:family="table-column">
      <style:table-column-properties fo:break-before="auto" style:column-width="36.21mm"/>
    </style:style>
    <style:style style:name="co12" style:family="table-column">
      <style:table-column-properties fo:break-before="auto" style:column-width="24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11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108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 style:data-style-name="N108"/>
    <style:style style:name="ce15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 One Piece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/Nam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 One</text:p>
          </table:table-cell>
          <table:table-cell table:style-name="ce1" office:value-type="string" calcext:value-type="string">
            <text:p>Price All</text:p>
          </table:table-cell>
          <table:table-cell table:style-name="ce1" office:value-type="string" calcext:value-type="string">
            <text:p>Zwischensumme</text:p>
          </table:table-cell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style-name="ce6" office:value-type="string" calcext:value-type="string">
            <text:p>ACT4088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EUR" office:value="0.31" calcext:value-type="currency">
            <text:p>0,31 €</text:p>
          </table:table-cell>
          <table:table-cell table:style-name="ce10" table:formula="of:=[.C2]*[.D2]" office:value-type="currency" office:currency="EUR" office:value="0.31" calcext:value-type="currency">
            <text:p>0,31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W01-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3]*[.D3]"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FS8205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4]*[.D4]"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7383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C5]*[.D5]" office:value-type="currency" office:currency="EUR" office:value="0.11" calcext:value-type="currency">
            <text:p>0,11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6920DCT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5" calcext:value-type="currency">
            <text:p>0,55 €</text:p>
          </table:table-cell>
          <table:table-cell table:formula="of:=[.C6]*[.D6]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USBLC6-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0,18 €</text:p>
          </table:table-cell>
          <table:table-cell table:formula="of:=[.C7]*[.D7]" office:value-type="currency" office:currency="EUR" office:value="0.36" calcext:value-type="currency">
            <text:p>0,36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H1260N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C8]*[.D8]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D68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C9]*[.D9]" office:value-type="currency" office:currency="EUR" office:value="0.16" calcext:value-type="currency">
            <text:p>0,16 €</text:p>
          </table:table-cell>
          <table:table-cell/>
        </table:table-row>
        <table:table-row table:style-name="ro1">
          <table:table-cell table:style-name="ce4" office:value-type="string" calcext:value-type="string">
            <text:p>IC</text:p>
          </table:table-cell>
          <table:table-cell table:style-name="ce8" office:value-type="string" calcext:value-type="string">
            <text:p>CP210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85" calcext:value-type="currency">
            <text:p>0,85 €</text:p>
          </table:table-cell>
          <table:table-cell table:style-name="ce12" table:formula="of:=[.C10]*[.D10]" office:value-type="currency" office:currency="EUR" office:value="0.85" calcext:value-type="currency">
            <text:p>0,85 €</text:p>
          </table:table-cell>
          <table:table-cell table:style-name="ce15" table:formula="of:=SUM([.E2:.E10])" office:value-type="currency" office:currency="EUR" office:value="2.69" calcext:value-type="currency">
            <text:p>2,69 €</text:p>
          </table:table-cell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6" office:value-type="string" calcext:value-type="string">
            <text:p>10K 0603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currency" office:currency="EUR" office:value="0.003" calcext:value-type="currency">
            <text:p>0,00 €</text:p>
          </table:table-cell>
          <table:table-cell table:style-name="ce10" table:formula="of:=[.C11]*[.D11]" office:value-type="currency" office:currency="EUR" office:value="0.024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50K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2]*[.D12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8.7K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3]*[.D13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 0603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4]*[.D14]" office:value-type="currency" office:currency="EUR" office:value="0.009" calcext:value-type="currency">
            <text:p>0,01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K 060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5]*[.D15]" office:value-type="currency" office:currency="EUR" office:value="0.015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K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6]*[.D16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0K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7]*[.D17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M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8]*[.D18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K 060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9]*[.D19]" office:value-type="currency" office:currency="EUR" office:value="0.015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75R 060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0]*[.D20]" office:value-type="currency" office:currency="EUR" office:value="0.008" calcext:value-type="currency">
            <text:p>0,01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 0603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1]*[.D21]" office:value-type="currency" office:currency="EUR" office:value="0.016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R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2]*[.D22]" office:value-type="currency" office:currency="EUR" office:value="0.004" calcext:value-type="currency">
            <text:p>0,00 €</text:p>
          </table:table-cell>
          <table:table-cell/>
        </table:table-row>
        <table:table-row table:style-name="ro1">
          <table:table-cell table:style-name="ce4" office:value-type="string" calcext:value-type="string">
            <text:p>Resistor</text:p>
          </table:table-cell>
          <table:table-cell table:style-name="ce8" office:value-type="string" calcext:value-type="string">
            <text:p>49.9R 060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currency" office:currency="EUR" office:value="0.006" calcext:value-type="currency">
            <text:p>0,01 €</text:p>
          </table:table-cell>
          <table:table-cell table:style-name="ce12" table:formula="of:=[.C23]*[.D23]" office:value-type="currency" office:currency="EUR" office:value="0.024" calcext:value-type="currency">
            <text:p>0,02 €</text:p>
          </table:table-cell>
          <table:table-cell table:style-name="ce15" table:formula="of:=SUM([.E11:.E23])" office:value-type="currency" office:currency="EUR" office:value="0.13" calcext:value-type="currency">
            <text:p>0,13 €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6" office:value-type="string" calcext:value-type="string">
            <text:p>10uF 50V 1206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EUR" office:value="0.02" calcext:value-type="currency">
            <text:p>0,02 €</text:p>
          </table:table-cell>
          <table:table-cell table:style-name="ce10" table:formula="of:=[.C24]*[.D24]"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nF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5]*[.D25]" office:value-type="currency" office:currency="EUR" office:value="0.004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 0603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C26]*[.D26]"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 0603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7]*[.D27]" office:value-type="currency" office:currency="EUR" office:value="0.028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 060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C28]*[.D28]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nF 2kV 120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C29]*[.D29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table:style-name="ce4" office:value-type="string" calcext:value-type="string">
            <text:p>Capacitor</text:p>
          </table:table-cell>
          <table:table-cell table:style-name="ce8" office:value-type="string" calcext:value-type="string">
            <text:p>47uF 08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02" calcext:value-type="currency">
            <text:p>0,02 €</text:p>
          </table:table-cell>
          <table:table-cell table:style-name="ce12" table:formula="of:=[.C30]*[.D30]" office:value-type="currency" office:currency="EUR" office:value="0.02" calcext:value-type="currency">
            <text:p>0,02 €</text:p>
          </table:table-cell>
          <table:table-cell table:style-name="ce15" table:formula="of:=SUM([.E24:.E30])" office:value-type="currency" office:currency="EUR" office:value="0.302" calcext:value-type="currency">
            <text:p>0,30 €</text:p>
          </table:table-cell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style-name="ce6" office:value-type="string" calcext:value-type="string">
            <text:p>10uF 1A CD4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EUR" office:value="0.08" calcext:value-type="currency">
            <text:p>0,08 €</text:p>
          </table:table-cell>
          <table:table-cell table:style-name="ce10" table:formula="of:=[.C31]*[.D31]"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table:style-name="ce4" office:value-type="string" calcext:value-type="string">
            <text:p>Inductor</text:p>
          </table:table-cell>
          <table:table-cell table:style-name="ce8" office:value-type="string" calcext:value-type="string">
            <text:p>4.7uH 1A CD3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0.06" calcext:value-type="currency">
            <text:p>0,06 €</text:p>
          </table:table-cell>
          <table:table-cell table:style-name="ce12" table:formula="of:=[.C32]*[.D32]" office:value-type="currency" office:currency="EUR" office:value="0.12" calcext:value-type="currency">
            <text:p>0,12 €</text:p>
          </table:table-cell>
          <table:table-cell table:style-name="ce15" table:formula="of:=SUM([.E31:.E32])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style-name="ce6" office:value-type="string" calcext:value-type="string">
            <text:p>M7 1N400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EUR" office:value="0.01" calcext:value-type="currency">
            <text:p>0,01 €</text:p>
          </table:table-cell>
          <table:table-cell table:style-name="ce10" table:formula="of:=[.C33]*[.D33]" office:value-type="currency" office:currency="EUR" office:value="0.01" calcext:value-type="currency">
            <text:p>0,01 €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240A-13-F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[.C34]*[.D34]" office:value-type="currency" office:currency="EUR" office:value="0.17" calcext:value-type="currency">
            <text:p>0,17 €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LED Red 080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C35]*[.D35]" office:value-type="currency" office:currency="EUR" office:value="0.02" calcext:value-type="currency">
            <text:p>0,02 €</text:p>
          </table:table-cell>
          <table:table-cell table:style-name="ce14" table:formula="of:=SUM([.E33:.E35])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5" office:value-type="string" calcext:value-type="string">
            <text:p>Fuse</text:p>
          </table:table-cell>
          <table:table-cell table:style-name="ce9" office:value-type="string" calcext:value-type="string">
            <text:p>1A 8V 181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currency" office:currency="EUR" office:value="0.1" calcext:value-type="currency">
            <text:p>0,10 €</text:p>
          </table:table-cell>
          <table:table-cell table:style-name="ce13" table:formula="of:=[.C36]*[.D36]" office:value-type="currency" office:currency="EUR" office:value="0.1" calcext:value-type="currency">
            <text:p>0,10 €</text:p>
          </table:table-cell>
          <table:table-cell table:style-name="ce15" table:formula="of:=SUM([.E36])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mm Female 40 Pi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[.C37]*[.D37]" office:value-type="currency" office:currency="EUR" office:value="0.17" calcext:value-type="currency">
            <text:p>0,17 €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.54mm Male 40 Pi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5" calcext:value-type="currency">
            <text:p>0,55 €</text:p>
          </table:table-cell>
          <table:table-cell table:formula="of:=[.C38]*[.D38]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S2B-PH-SM4-TB JST LiP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39]*[.D39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Ethernet Jac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4" calcext:value-type="currency">
            <text:p>0,24 €</text:p>
          </table:table-cell>
          <table:table-cell table:formula="of:=[.C40]*[.D40]" office:value-type="currency" office:currency="EUR" office:value="0.24" calcext:value-type="currency">
            <text:p>0,24 €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USB Type A 90 Degre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41]*[.D41]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table:style-name="ce4" office:value-type="string" calcext:value-type="string">
            <text:p>Connector</text:p>
          </table:table-cell>
          <table:table-cell table:style-name="ce8" office:value-type="string" calcext:value-type="string">
            <text:p>Micro USB SMD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2" calcext:value-type="currency">
            <text:p>0,20 €</text:p>
          </table:table-cell>
          <table:table-cell table:style-name="ce12" table:formula="of:=[.C42]*[.D42]" office:value-type="currency" office:currency="EUR" office:value="0.2" calcext:value-type="currency">
            <text:p>0,20 €</text:p>
          </table:table-cell>
          <table:table-cell table:style-name="ce15" table:formula="of:=SUM([.E37:.E42])" office:value-type="currency" office:currency="EUR" office:value="1.51" calcext:value-type="currency">
            <text:p>1,51 €</text:p>
          </table:table-cell>
        </table:table-row>
        <table:table-row table:style-name="ro1">
          <table:table-cell table:style-name="ce2" office:value-type="string" calcext:value-type="string">
            <text:p>Miscellanious</text:p>
          </table:table-cell>
          <table:table-cell table:style-name="ce6" office:value-type="string" calcext:value-type="string">
            <text:p>SMD Tactile Switch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EUR" office:value="0.05" calcext:value-type="currency">
            <text:p>0,05 €</text:p>
          </table:table-cell>
          <table:table-cell table:style-name="ce10" table:formula="of:=[.C43]*[.D43]" office:value-type="currency" office:currency="EUR" office:value="0.05" calcext:value-type="currency">
            <text:p>0,05 €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ious</text:p>
          </table:table-cell>
          <table:table-cell table:style-name="ce8" office:value-type="string" calcext:value-type="string">
            <text:p>SMD Switch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1" calcext:value-type="currency">
            <text:p>0,10 €</text:p>
          </table:table-cell>
          <table:table-cell table:style-name="ce12" table:formula="of:=[.C44]*[.D44]" office:value-type="currency" office:currency="EUR" office:value="0.1" calcext:value-type="currency">
            <text:p>0,10 €</text:p>
          </table:table-cell>
          <table:table-cell table:style-name="ce15" table:formula="of:=SUM([.E43:.E44])" office:value-type="currency" office:currency="EUR" office:value="0.15" calcext:value-type="currency">
            <text:p>0,15 €</text:p>
          </table:table-cell>
        </table:table-row>
        <table:table-row table:style-name="ro1">
          <table:table-cell table:style-name="ce2" office:value-type="string" calcext:value-type="string">
            <text:p>PCB</text:p>
          </table:table-cell>
          <table:table-cell table:style-name="ce6" office:value-type="string" calcext:value-type="string">
            <text:p>5x5cm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style-name="ce10" table:formula="of:=[.C45]*[.D45]" office:value-type="currency" office:currency="EUR" office:value="2" calcext:value-type="currency">
            <text:p>2,00 €</text:p>
          </table:table-cell>
          <table:table-cell table:style-name="ce14" table:formula="of:=SUM([.E45])" office:value-type="currency" office:currency="EUR" office:value="2" calcext:value-type="currency">
            <text:p>2,00 €</text:p>
          </table:table-cell>
        </table:table-row>
        <table:table-row table:style-name="ro1" table:number-rows-repeated="2">
          <table:table-cell table:style-name="Default" table:number-columns-repeated="3"/>
          <table:table-cell table:style-name="ce14" table:number-columns-repeated="2"/>
          <table:table-cell/>
        </table:table-row>
        <table:table-row table:style-name="ro1">
          <table:table-cell table:style-name="Default" table:number-columns-repeated="3"/>
          <table:table-cell table:style-name="ce14"/>
          <table:table-cell table:style-name="ce14" table:formula="of:=SUM([.E2:.E45])" office:value-type="currency" office:currency="EUR" office:value="7.282" calcext:value-type="currency">
            <text:p>7,28 €</text:p>
          </table:table-cell>
          <table:table-cell/>
        </table:table-row>
      </table:table>
      <table:table table:name="Order List (x20)" table:style-name="ta1">
        <table:table-column table:style-name="co8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rice All</text:p>
          </table:table-cell>
          <table:table-cell table:style-name="ce16" office:value-type="string" calcext:value-type="string">
            <text:p>Price One</text:p>
          </table:table-cell>
          <table:table-cell table:style-name="ce1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CT4088</text:p>
          </table:table-cell>
          <table:table-cell office:value-type="float" office:value="10" calcext:value-type="float">
            <text:p>10</text:p>
          </table:table-cell>
          <table:table-cell office:value-type="float" office:value="3.09" calcext:value-type="float">
            <text:p>3,09</text:p>
          </table:table-cell>
          <table:table-cell table:formula="of:=[.D2]/[.C2]" office:value-type="float" office:value="0.309" calcext:value-type="float">
            <text:p>0,309</text:p>
          </table:table-cell>
          <table:table-cell office:value-type="string" calcext:value-type="string">
            <text:p><text:a xlink:href="https://de.aliexpress.com/item/10PCS-LOT-ACT4088US-T-ACT4088US-ACT4088-SOT23-6-DC-DC-chip/32698768524.html" xlink:type="simple">https://de.aliexpress.com/item/10PCS-LOT-ACT4088US-T-ACT4088US-ACT4088-SOT23-6-DC-DC-chip/32698768524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FS8205</text:p>
          </table:table-cell>
          <table:table-cell office:value-type="float" office:value="50" calcext:value-type="float">
            <text:p>50</text:p>
          </table:table-cell>
          <table:table-cell office:value-type="float" office:value="1.65" calcext:value-type="float">
            <text:p>1,65</text:p>
          </table:table-cell>
          <table:table-cell table:formula="of:=[.D3]/[.C3]" office:value-type="float" office:value="0.033" calcext:value-type="float">
            <text:p>0,033</text:p>
          </table:table-cell>
          <table:table-cell office:value-type="string" calcext:value-type="string">
            <text:p><text:a xlink:href="https://de.aliexpress.com/item/10PCS-free-shipping-100-new-original-new-original-DW01D-FS8205-SOT23-6-lithium-battery-protection-IC/1676832825.html" xlink:type="simple">https://de.aliexpress.com/item/10PCS-free-shipping-100-new-original-new-original-DW01D-FS8205-SOT23-6-lithium-battery-protection-IC/1676832825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W01</text:p>
          </table:table-cell>
          <table:table-cell office:value-type="float" office:value="50" calcext:value-type="float">
            <text:p>50</text:p>
          </table:table-cell>
          <table:table-cell office:value-type="float" office:value="1.65" calcext:value-type="float">
            <text:p>1,65</text:p>
          </table:table-cell>
          <table:table-cell table:formula="of:=[.D4]/[.C4]" office:value-type="float" office:value="0.033" calcext:value-type="float">
            <text:p>0,033</text:p>
          </table:table-cell>
          <table:table-cell office:value-type="string" calcext:value-type="string">
            <text:p><text:a xlink:href="https://de.aliexpress.com/item/10PCS-free-shipping-100-new-original-new-original-DW01D-FS8205-SOT23-6-lithium-battery-protection-IC/1676832825.html" xlink:type="simple">https://de.aliexpress.com/item/10PCS-free-shipping-100-new-original-new-original-DW01D-FS8205-SOT23-6-lithium-battery-protection-IC/1676832825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73831</text:p>
          </table:table-cell>
          <table:table-cell office:value-type="float" office:value="20" calcext:value-type="float">
            <text:p>20</text:p>
          </table:table-cell>
          <table:table-cell office:value-type="float" office:value="2.08" calcext:value-type="float">
            <text:p>2,08</text:p>
          </table:table-cell>
          <table:table-cell table:formula="of:=[.D5]/[.C5]" office:value-type="float" office:value="0.104" calcext:value-type="float">
            <text:p>0,104</text:p>
          </table:table-cell>
          <table:table-cell office:value-type="string" calcext:value-type="string">
            <text:p><text:a xlink:href="https://de.aliexpress.com/item/20PCS-MCP73831T-2ACI-OT-MCP73831T-2ACI-SOT-23-5-MCP73831/32239785824.html" xlink:type="simple">https://de.aliexpress.com/item/20PCS-MCP73831T-2ACI-OT-MCP73831T-2ACI-SOT-23-5-MCP73831/32239785824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6920DCTR</text:p>
          </table:table-cell>
          <table:table-cell office:value-type="float" office:value="10" calcext:value-type="float">
            <text:p>10</text:p>
          </table:table-cell>
          <table:table-cell office:value-type="float" office:value="5.43" calcext:value-type="float">
            <text:p>5,43</text:p>
          </table:table-cell>
          <table:table-cell table:formula="of:=[.D6]/[.C6]" office:value-type="float" office:value="0.543" calcext:value-type="float">
            <text:p>0,543</text:p>
          </table:table-cell>
          <table:table-cell office:value-type="string" calcext:value-type="string">
            <text:p><text:a xlink:href="https://de.aliexpress.com/item/10-PCS-lot-L6920-L6920D-L6920DCTR-prints-6920-ST/32675590284.html" xlink:type="simple">https://de.aliexpress.com/item/10-PCS-lot-L6920-L6920D-L6920DCTR-prints-6920-ST/32675590284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USBLC6-2</text:p>
          </table:table-cell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,5</text:p>
          </table:table-cell>
          <table:table-cell table:formula="of:=[.D7]/[.C7]" office:value-type="float" office:value="0.175" calcext:value-type="float">
            <text:p>0,175</text:p>
          </table:table-cell>
          <table:table-cell office:value-type="string" calcext:value-type="string">
            <text:p><text:a xlink:href="https://de.aliexpress.com/item/Free-shipping-20pcs-lot-SMT-SOT-23-6-chips-USBLC6-2-new-original/32518640742.html" xlink:type="simple">https://de.aliexpress.com/item/Free-shipping-20pcs-lot-SMT-SOT-23-6-chips-USBLC6-2-new-original/32518640742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H1260NL</text:p>
          </table:table-cell>
          <table:table-cell office:value-type="float" office:value="20" calcext:value-type="float">
            <text:p>20</text:p>
          </table:table-cell>
          <table:table-cell office:value-type="float" office:value="5.25" calcext:value-type="float">
            <text:p>5,25</text:p>
          </table:table-cell>
          <table:table-cell table:formula="of:=[.D8]/[.C8]" office:value-type="float" office:value="0.2625" calcext:value-type="float">
            <text:p>0,2625</text:p>
          </table:table-cell>
          <table:table-cell office:value-type="string" calcext:value-type="string">
            <text:p><text:a xlink:href="https://de.aliexpress.com/item/H1260NL-genuine-new-original-100-PULSE-SMT-SOP16/32519209228.html" xlink:type="simple">https://de.aliexpress.com/item/H1260NL-genuine-new-original-100-PULSE-SMT-SOP16/32519209228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D6811</text:p>
          </table:table-cell>
          <table:table-cell office:value-type="float" office:value="20" calcext:value-type="float">
            <text:p>20</text:p>
          </table:table-cell>
          <table:table-cell office:value-type="float" office:value="3.17" calcext:value-type="float">
            <text:p>3,17</text:p>
          </table:table-cell>
          <table:table-cell table:formula="of:=[.D9]/[.C9]" office:value-type="float" office:value="0.1585" calcext:value-type="float">
            <text:p>0,1585</text:p>
          </table:table-cell>
          <table:table-cell office:value-type="string" calcext:value-type="string">
            <text:p><text:a xlink:href="https://de.aliexpress.com/item/20PCS-TD6811-6811-SOT23-5/32463696690.html" xlink:type="simple">https://de.aliexpress.com/item/20PCS-TD6811-6811-SOT23-5/32463696690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P2102</text:p>
          </table:table-cell>
          <table:table-cell office:value-type="float" office:value="10" calcext:value-type="float">
            <text:p>10</text:p>
          </table:table-cell>
          <table:table-cell office:value-type="float" office:value="8.41" calcext:value-type="float">
            <text:p>8,41</text:p>
          </table:table-cell>
          <table:table-cell table:formula="of:=[.D10]/[.C10]" office:value-type="float" office:value="0.841" calcext:value-type="float">
            <text:p>0,841</text:p>
          </table:table-cell>
          <table:table-cell office:value-type="string" calcext:value-type="string">
            <text:p><text:a xlink:href="https://de.aliexpress.com/item/Free-Shipping-10pcs-USB-interface-control-chip-CP2102-QFN28/1062388544.html" xlink:type="simple">https://de.aliexpress.com/item/Free-Shipping-10pcs-USB-interface-control-chip-CP2102-QFN28/1062388544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1]/[.C11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10K-ohm-5000pcs-lot/32308120947.html" xlink:type="simple">https://de.aliexpress.com/item/0603-SMD-Resistor-1-10K-ohm-5000pcs-lot/32308120947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50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2]/[.C12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150K-ohm-5000pcs-lot/32307046476.html" xlink:type="simple">https://de.aliexpress.com/item/0603-SMD-Resistor-1-150K-ohm-5000pcs-lot/32307046476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8.7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3]/[.C13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28-7K-ohm-5000pcs-lot/32306337804.html" xlink:type="simple">https://de.aliexpress.com/item/0603-SMD-Resistor-1-28-7K-ohm-5000pcs-lot/32306337804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4]/[.C14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1K-ohm-5000pcs-lot/32306337400.html" xlink:type="simple">https://de.aliexpress.com/item/0603-SMD-Resistor-1-1K-ohm-5000pcs-lot/32306337400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5]/[.C15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2K-ohm-5000pcs-lot/32308160767.html" xlink:type="simple">https://de.aliexpress.com/item/0603-SMD-Resistor-1-2K-ohm-5000pcs-lot/32308160767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6]/[.C16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20K-ohm-5000pcs-lot/32307054013.html" xlink:type="simple">https://de.aliexpress.com/item/0603-SMD-Resistor-1-20K-ohm-5000pcs-lot/32307054013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0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7]/[.C17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200K-ohm-5000pcs-lot/32308144804.html" xlink:type="simple">https://de.aliexpress.com/item/0603-SMD-Resistor-1-200K-ohm-5000pcs-lot/32308144804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M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8]/[.C18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1M-ohm-5000pcs-lot/32307407217.html" xlink:type="simple">https://de.aliexpress.com/item/0603-SMD-Resistor-1-1M-ohm-5000pcs-lot/32307407217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9]/[.C19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3K-ohm-5000pcs-lot/32308160800.html" xlink:type="simple">https://de.aliexpress.com/item/0603-SMD-Resistor-1-3K-ohm-5000pcs-lot/32308160800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75R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,35</text:p>
          </table:table-cell>
          <table:table-cell table:formula="of:=[.D20]/[.C20]" office:value-type="float" office:value="0.0035" calcext:value-type="float">
            <text:p>0,0035</text:p>
          </table:table-cell>
          <table:table-cell office:value-type="string" calcext:value-type="string">
            <text:p><text:a xlink:href="https://de.aliexpress.com/item/Free-shipping-500pcs-RES-ORIGINAL-SMD-Resistor-1-0603-75R-75-OHMS-chip-resistor-1-10w/32260381157.html" xlink:type="simple">https://de.aliexpress.com/item/Free-shipping-500pcs-RES-ORIGINAL-SMD-Resistor-1-0603-75R-75-OHMS-chip-resistor-1-10w/32260381157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,35</text:p>
          </table:table-cell>
          <table:table-cell table:formula="of:=[.D21]/[.C21]" office:value-type="float" office:value="0.0035" calcext:value-type="float">
            <text:p>0,0035</text:p>
          </table:table-cell>
          <table:table-cell office:value-type="string" calcext:value-type="string">
            <text:p><text:a xlink:href="https://de.aliexpress.com/item/Free-shipping-100pcs-RES-ORIGINAL-SMD-Resistor-1-0603-0R-0-OHMS-chip-resistor-1-10W/32506782798.html" xlink:type="simple">https://de.aliexpress.com/item/Free-shipping-100pcs-RES-ORIGINAL-SMD-Resistor-1-0603-0R-0-OHMS-chip-resistor-1-10W/32506782798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R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,35</text:p>
          </table:table-cell>
          <table:table-cell table:formula="of:=[.D22]/[.C22]" office:value-type="float" office:value="0.0035" calcext:value-type="float">
            <text:p>0,0035</text:p>
          </table:table-cell>
          <table:table-cell office:value-type="string" calcext:value-type="string">
            <text:p><text:a xlink:href="https://de.aliexpress.com/item/Free-shipping-500pcs-RES-ORIGINAL-SMD-Resistor-1-0603-100R-100-OHMS-chip-resistor-1-10W/32262485248.html" xlink:type="simple">https://de.aliexpress.com/item/Free-shipping-500pcs-RES-ORIGINAL-SMD-Resistor-1-0603-100R-100-OHMS-chip-resistor-1-10W/32262485248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9.9R 0603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,55</text:p>
          </table:table-cell>
          <table:table-cell table:formula="of:=[.D23]/[.C23]" office:value-type="float" office:value="0.0055" calcext:value-type="float">
            <text:p>0,0055</text:p>
          </table:table-cell>
          <table:table-cell office:value-type="string" calcext:value-type="string">
            <text:p><text:a xlink:href="https://de.aliexpress.com/item/100pcs-lot-SMD-Chip-Resistor-1-0603-49-9R-49-9-OHMS-1-10W-100-YAGEO/32571843113.html" xlink:type="simple">https://de.aliexpress.com/item/100pcs-lot-SMD-Chip-Resistor-1-0603-49-9R-49-9-OHMS-1-10W-100-YAGEO/32571843113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uF 50V 1206</text:p>
          </table:table-cell>
          <table:table-cell office:value-type="float" office:value="200" calcext:value-type="float">
            <text:p>200</text:p>
          </table:table-cell>
          <table:table-cell office:value-type="float" office:value="2.8" calcext:value-type="float">
            <text:p>2,8</text:p>
          </table:table-cell>
          <table:table-cell table:formula="of:=[.D24]/[.C24]" office:value-type="float" office:value="0.014" calcext:value-type="float">
            <text:p>0,014</text:p>
          </table:table-cell>
          <table:table-cell office:value-type="string" calcext:value-type="string">
            <text:p><text:a xlink:href="https://de.aliexpress.com/item/Free-Shipping-1206-smd-capacitor-3216-10UF-106-50V/1889689228.html" xlink:type="simple">https://de.aliexpress.com/item/Free-Shipping-1206-smd-capacitor-3216-10UF-106-50V/1889689228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nF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,34</text:p>
          </table:table-cell>
          <table:table-cell table:formula="of:=[.D25]/[.C25]" office:value-type="float" office:value="0.0034" calcext:value-type="float">
            <text:p>0,0034</text:p>
          </table:table-cell>
          <table:table-cell office:value-type="string" calcext:value-type="string">
            <text:p><text:a xlink:href="https://de.aliexpress.com/item/100pcs-lot-22nF-Y5V-Error-20-50V-0603-smd-capacitor/32319892152.html" xlink:type="simple">https://de.aliexpress.com/item/100pcs-lot-22nF-Y5V-Error-20-50V-0603-smd-capacitor/32319892152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 0603</text:p>
          </table:table-cell>
          <table:table-cell office:value-type="float" office:value="100" calcext:value-type="float">
            <text:p>100</text:p>
          </table:table-cell>
          <table:table-cell office:value-type="float" office:value="1.23" calcext:value-type="float">
            <text:p>1,23</text:p>
          </table:table-cell>
          <table:table-cell table:formula="of:=[.D26]/[.C26]" office:value-type="float" office:value="0.0123" calcext:value-type="float">
            <text:p>0,0123</text:p>
          </table:table-cell>
          <table:table-cell office:value-type="string" calcext:value-type="string">
            <text:p><text:a xlink:href="https://de.aliexpress.com/item/100pcs-lot-4-7uF-X5R-Error-10-16V-0603-smd-capacitor/32319876555.html" xlink:type="simple">https://de.aliexpress.com/item/100pcs-lot-4-7uF-X5R-Error-10-16V-0603-smd-capacitor/32319876555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,34</text:p>
          </table:table-cell>
          <table:table-cell table:formula="of:=[.D27]/[.C27]" office:value-type="float" office:value="0.0034" calcext:value-type="float">
            <text:p>0,0034</text:p>
          </table:table-cell>
          <table:table-cell office:value-type="string" calcext:value-type="string">
            <text:p><text:a xlink:href="https://de.aliexpress.com/item/100pcs-lot-100nF-X7R-Error-10-50V-0603-smd-capacitor/32318089455.html" xlink:type="simple">https://de.aliexpress.com/item/100pcs-lot-100nF-X7R-Error-10-50V-0603-smd-capacitor/32318089455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 0603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,92</text:p>
          </table:table-cell>
          <table:table-cell table:formula="of:=[.D28]/[.C28]" office:value-type="float" office:value="0.0092" calcext:value-type="float">
            <text:p>0,0092</text:p>
          </table:table-cell>
          <table:table-cell office:value-type="string" calcext:value-type="string">
            <text:p><text:a xlink:href="https://de.aliexpress.com/item/100pcs-lot-1uF-X5R-Error-10-16V-0603-smd-capacitor/32319876550.html" xlink:type="simple">https://de.aliexpress.com/item/100pcs-lot-1uF-X5R-Error-10-16V-0603-smd-capacitor/32319876550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nF 2kV 1206</text:p>
          </table:table-cell>
          <table:table-cell office:value-type="float" office:value="100" calcext:value-type="float">
            <text:p>100</text:p>
          </table:table-cell>
          <table:table-cell office:value-type="float" office:value="2.45" calcext:value-type="float">
            <text:p>2,45</text:p>
          </table:table-cell>
          <table:table-cell table:formula="of:=[.D29]/[.C29]" office:value-type="float" office:value="0.0245" calcext:value-type="float">
            <text:p>0,0245</text:p>
          </table:table-cell>
          <table:table-cell office:value-type="string" calcext:value-type="string">
            <text:p><text:a xlink:href="https://de.aliexpress.com/item/100pcs-lot-1nF-X7R-Error10-2KV-1206-smd-capacitor/32319991021.html" xlink:type="simple">https://de.aliexpress.com/item/100pcs-lot-1nF-X7R-Error10-2KV-1206-smd-capacitor/32319991021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7uF 0805</text:p>
          </table:table-cell>
          <table:table-cell office:value-type="float" office:value="100" calcext:value-type="float">
            <text:p>100</text:p>
          </table:table-cell>
          <table:table-cell office:value-type="float" office:value="1.86" calcext:value-type="float">
            <text:p>1,86</text:p>
          </table:table-cell>
          <table:table-cell table:formula="of:=[.D30]/[.C30]" office:value-type="float" office:value="0.0186" calcext:value-type="float">
            <text:p>0,0186</text:p>
          </table:table-cell>
          <table:table-cell office:value-type="string" calcext:value-type="string">
            <text:p><text:a xlink:href="https://de.aliexpress.com/item/Free-shipping-005-SMD-capacitor-47uf-16V-476K-100PCS/32374775645.html" xlink:type="simple">https://de.aliexpress.com/item/Free-shipping-005-SMD-capacitor-47uf-16V-476K-100PCS/32374775645.html</text:a> 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0uF 1A CD43</text:p>
          </table:table-cell>
          <table:table-cell office:value-type="float" office:value="50" calcext:value-type="float">
            <text:p>50</text:p>
          </table:table-cell>
          <table:table-cell office:value-type="float" office:value="3.74" calcext:value-type="float">
            <text:p>3,74</text:p>
          </table:table-cell>
          <table:table-cell table:formula="of:=[.D31]/[.C31]" office:value-type="float" office:value="0.0748" calcext:value-type="float">
            <text:p>0,0748</text:p>
          </table:table-cell>
          <table:table-cell office:value-type="string" calcext:value-type="string">
            <text:p><text:a xlink:href="https://de.aliexpress.com/item/50PCS-LOT-CD43-10UH-100-1A-Wire-Wound-Chip-Inductors/32310490700.html" xlink:type="simple">https://de.aliexpress.com/item/50PCS-LOT-CD43-10UH-100-1A-Wire-Wound-Chip-Inductors/32310490700.html</text:a> 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4.7uH 1A CD32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,7</text:p>
          </table:table-cell>
          <table:table-cell table:formula="of:=[.D32]/[.C32]" office:value-type="float" office:value="0.057" calcext:value-type="float">
            <text:p>0,057</text:p>
          </table:table-cell>
          <table:table-cell office:value-type="string" calcext:value-type="string">
            <text:p><text:a xlink:href="https://de.aliexpress.com/item/Free-ship-100PCS-High-Quality-CD32-4-7UH-4R7-1A-Winding-SMD-Power-Inductor-Wire-Wound/32600295471.html" xlink:type="simple">https://de.aliexpress.com/item/Free-ship-100PCS-High-Quality-CD32-4-7UH-4R7-1A-Winding-SMD-Power-Inductor-Wire-Wound/32600295471.html</text:a> 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M7 1N4007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,48</text:p>
          </table:table-cell>
          <table:table-cell table:formula="of:=[.D33]/[.C33]" office:value-type="float" office:value="0.0096" calcext:value-type="float">
            <text:p>0,0096</text:p>
          </table:table-cell>
          <table:table-cell office:value-type="string" calcext:value-type="string">
            <text:p><text:a xlink:href="https://de.aliexpress.com/item/Free-shiiping-50PCS-DIODE-M7-1N4007-SMD-1A-1000V-Rectifier-Diode-A027/32586502630.html" xlink:type="simple">https://de.aliexpress.com/item/Free-shiiping-50PCS-DIODE-M7-1N4007-SMD-1A-1000V-Rectifier-Diode-A027/32586502630.html</text:a> 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240A-13-F</text:p>
          </table:table-cell>
          <table:table-cell office:value-type="float" office:value="20" calcext:value-type="float">
            <text:p>20</text:p>
          </table:table-cell>
          <table:table-cell office:value-type="float" office:value="3.29" calcext:value-type="float">
            <text:p>3,29</text:p>
          </table:table-cell>
          <table:table-cell table:formula="of:=[.D34]/[.C34]" office:value-type="float" office:value="0.1645" calcext:value-type="float">
            <text:p>0,1645</text:p>
          </table:table-cell>
          <table:table-cell office:value-type="string" calcext:value-type="string">
            <text:p><text:a xlink:href="https://de.aliexpress.com/item/B240A-B240A-13-F-only-do-import-new-original-spot-ICQ3/32715096810.html" xlink:type="simple">https://de.aliexpress.com/item/B240A-B240A-13-F-only-do-import-new-original-spot-ICQ3/32715096810.html</text:a> 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LED Red 080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table:formula="of:=[.D35]/[.C35]" office:value-type="float" office:value="0.009" calcext:value-type="float">
            <text:p>0,009</text:p>
          </table:table-cell>
          <table:table-cell office:value-type="string" calcext:value-type="string">
            <text:p><text:a xlink:href="https://de.aliexpress.com/item/Smart-Electronics-100pcs-lot-Super-Bright-0805-Red-Lighting-SMD-Led-Diode-620-625nm-120-150MCD/32592136800.html" xlink:type="simple">https://de.aliexpress.com/item/Smart-Electronics-100pcs-lot-Super-Bright-0805-Red-Lighting-SMD-Led-Diode-620-625nm-120-150MCD/32592136800.html</text:a> 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1A 8V 1812</text:p>
          </table:table-cell>
          <table:table-cell office:value-type="float" office:value="100" calcext:value-type="float">
            <text:p>100</text:p>
          </table:table-cell>
          <table:table-cell office:value-type="float" office:value="8.32" calcext:value-type="float">
            <text:p>8,32</text:p>
          </table:table-cell>
          <table:table-cell table:formula="of:=[.D36]/[.C36]" office:value-type="float" office:value="0.0832" calcext:value-type="float">
            <text:p>0,0832</text:p>
          </table:table-cell>
          <table:table-cell office:value-type="string" calcext:value-type="string">
            <text:p><text:a xlink:href="https://de.aliexpress.com/item/1812-8V-1A-1-1A-SMD-patch-self-recovery-fuse-all/32600969766.html" xlink:type="simple">https://de.aliexpress.com/item/1812-8V-1A-1-1A-SMD-patch-self-recovery-fuse-all/32600969766.html</text:a> 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mm Female 40 Pin</text:p>
          </table:table-cell>
          <table:table-cell office:value-type="float" office:value="10" calcext:value-type="float">
            <text:p>10</text:p>
          </table:table-cell>
          <table:table-cell office:value-type="float" office:value="1.63" calcext:value-type="float">
            <text:p>1,63</text:p>
          </table:table-cell>
          <table:table-cell table:formula="of:=[.D37]/[.C37]" office:value-type="float" office:value="0.163" calcext:value-type="float">
            <text:p>0,163</text:p>
          </table:table-cell>
          <table:table-cell office:value-type="string" calcext:value-type="string">
            <text:p><text:a xlink:href="https://de.aliexpress.com/item/10PCS-LOT-Female-Pin-Header-Strip-1-40-Pin-2mm-Single-Row-Female-Pin-Header/32692137257.html" xlink:type="simple">https://de.aliexpress.com/item/10PCS-LOT-Female-Pin-Header-Strip-1-40-Pin-2mm-Single-Row-Female-Pin-Header/32692137257.html</text:a> 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.54mm Male 40 Pin</text:p>
          </table:table-cell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,55</text:p>
          </table:table-cell>
          <table:table-cell table:formula="of:=[.D38]/[.C38]" office:value-type="float" office:value="0.055" calcext:value-type="float">
            <text:p>0,055</text:p>
          </table:table-cell>
          <table:table-cell office:value-type="string" calcext:value-type="string">
            <text:p><text:a xlink:href="https://de.aliexpress.com/item/Free-Shipping-40Pin-2-54mm-male-Single-Row-40P-single-Row-20pcs-40-pins-pin-header/1702073435.html" xlink:type="simple">https://de.aliexpress.com/item/Free-Shipping-40Pin-2-54mm-male-Single-Row-40P-single-Row-20pcs-40-pins-pin-header/1702073435.html</text:a>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S2B-PH-SM4-TB JST LiPo</text:p>
          </table:table-cell>
          <table:table-cell office:value-type="float" office:value="50" calcext:value-type="float">
            <text:p>50</text:p>
          </table:table-cell>
          <table:table-cell office:value-type="float" office:value="11.57" calcext:value-type="float">
            <text:p>11,57</text:p>
          </table:table-cell>
          <table:table-cell table:formula="of:=[.D39]/[.C39]" office:value-type="float" office:value="0.2314" calcext:value-type="float">
            <text:p>0,2314</text:p>
          </table:table-cell>
          <table:table-cell office:value-type="string" calcext:value-type="string">
            <text:p><text:a xlink:href="https://de.aliexpress.com/item/S2B-PH-SM4-TB-LF-SN/32658848052.html" xlink:type="simple">https://de.aliexpress.com/item/S2B-PH-SM4-TB-LF-SN/32658848052.html</text:a> 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Ethernet Jack</text:p>
          </table:table-cell>
          <table:table-cell office:value-type="float" office:value="10" calcext:value-type="float">
            <text:p>10</text:p>
          </table:table-cell>
          <table:table-cell office:value-type="float" office:value="2.36" calcext:value-type="float">
            <text:p>2,36</text:p>
          </table:table-cell>
          <table:table-cell table:formula="of:=[.D40]/[.C40]" office:value-type="float" office:value="0.236" calcext:value-type="float">
            <text:p>0,236</text:p>
          </table:table-cell>
          <table:table-cell office:value-type="string" calcext:value-type="string">
            <text:p><text:a xlink:href="https://de.aliexpress.com/item/10Pcs-Female-RJ45-Ethernet-PCB-Modular-Terminal-Socket-Connector-Jack/32275923385.html" xlink:type="simple">https://de.aliexpress.com/item/10Pcs-Female-RJ45-Ethernet-PCB-Modular-Terminal-Socket-Connector-Jack/32275923385.html</text:a>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USB Type A 90 Degrees</text:p>
          </table:table-cell>
          <table:table-cell office:value-type="float" office:value="50" calcext:value-type="float">
            <text:p>50</text:p>
          </table:table-cell>
          <table:table-cell office:value-type="float" office:value="4.01" calcext:value-type="float">
            <text:p>4,01</text:p>
          </table:table-cell>
          <table:table-cell table:formula="of:=[.D41]/[.C41]" office:value-type="float" office:value="0.0802" calcext:value-type="float">
            <text:p>0,0802</text:p>
          </table:table-cell>
          <table:table-cell office:value-type="string" calcext:value-type="string">
            <text:p><text:a xlink:href="https://de.aliexpress.com/item/A-Female-USB-socket-looper-USB-A-type-connector-female-90-degree-bend-feet-Free-shipping/32712708223.html" xlink:type="simple">https://de.aliexpress.com/item/A-Female-USB-socket-looper-USB-A-type-connector-female-90-degree-bend-feet-Free-shipping/32712708223.html</text:a> 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icro USB SMD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,8</text:p>
          </table:table-cell>
          <table:table-cell table:formula="of:=[.D42]/[.C42]" office:value-type="float" office:value="0.19" calcext:value-type="float">
            <text:p>0,19</text:p>
          </table:table-cell>
          <table:table-cell office:value-type="string" calcext:value-type="string">
            <text:p><text:a xlink:href="https://de.aliexpress.com/item/20PCS-SMD-MICRO-MINI-USB-5-Pin-5pin-Female-for-mobile-phone-charging-power-connector/32292625613.html" xlink:type="simple">https://de.aliexpress.com/item/20PCS-SMD-MICRO-MINI-USB-5-Pin-5pin-Female-for-mobile-phone-charging-power-connector/32292625613.html</text:a> </text:p>
          </table:table-cell>
        </table:table-row>
        <table:table-row table:style-name="ro1">
          <table:table-cell office:value-type="string" calcext:value-type="string">
            <text:p>Miscellanious</text:p>
          </table:table-cell>
          <table:table-cell office:value-type="string" calcext:value-type="string">
            <text:p>SMD Tactile Switch</text:p>
          </table:table-cell>
          <table:table-cell office:value-type="float" office:value="50" calcext:value-type="float">
            <text:p>50</text:p>
          </table:table-cell>
          <table:table-cell office:value-type="float" office:value="2.03" calcext:value-type="float">
            <text:p>2,03</text:p>
          </table:table-cell>
          <table:table-cell table:formula="of:=[.D43]/[.C43]" office:value-type="float" office:value="0.0406" calcext:value-type="float">
            <text:p>0,0406</text:p>
          </table:table-cell>
          <table:table-cell office:value-type="string" calcext:value-type="string">
            <text:p><text:a xlink:href="https://de.aliexpress.com/item/50PCS-2-4-3-5MM-mini-SMD-MP3-MP4-Key-switch-Push-button-switch-Side-SMD/32691696109.html" xlink:type="simple">https://de.aliexpress.com/item/50PCS-2-4-3-5MM-mini-SMD-MP3-MP4-Key-switch-Push-button-switch-Side-SMD/32691696109.html</text:a> </text:p>
          </table:table-cell>
        </table:table-row>
        <table:table-row table:style-name="ro1">
          <table:table-cell office:value-type="string" calcext:value-type="string">
            <text:p>Miscellanious</text:p>
          </table:table-cell>
          <table:table-cell office:value-type="string" calcext:value-type="string">
            <text:p>SMD Switch</text:p>
          </table:table-cell>
          <table:table-cell office:value-type="float" office:value="50" calcext:value-type="float">
            <text:p>50</text:p>
          </table:table-cell>
          <table:table-cell office:value-type="float" office:value="4.99" calcext:value-type="float">
            <text:p>4,99</text:p>
          </table:table-cell>
          <table:table-cell table:formula="of:=[.D44]/[.C44]" office:value-type="float" office:value="0.0998" calcext:value-type="float">
            <text:p>0,0998</text:p>
          </table:table-cell>
          <table:table-cell office:value-type="string" calcext:value-type="string">
            <text:p><text:a xlink:href="https://de.aliexpress.com/item/50-PCS-DC-50V-0-3A-7-Pin-On-On-2-Position-1P2T-SPDT-SMD-Slide/32304561463.html" xlink:type="simple">https://de.aliexpress.com/item/50-PCS-DC-50V-0-3A-7-Pin-On-On-2-Position-1P2T-SPDT-SMD-Slide/32304561463.html</text:a> 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formula="of:=SUM([.D2:.D44])" office:value-type="float" office:value="101.21" calcext:value-type="float">
            <text:p>101,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18:25:13.9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6:44:43.452000000</meta:creation-date>
    <meta:generator>LibreOffice/5.2.0.4$Windows_x86 LibreOffice_project/066b007f5ebcc236395c7d282ba488bca6720265</meta:generator>
    <dc:date>2016-09-29T20:03:37.249000000</dc:date>
    <meta:editing-duration>PT23M27S</meta:editing-duration>
    <meta:editing-cycles>8</meta:editing-cycles>
    <meta:document-statistic meta:table-count="2" meta:cell-count="501" meta:object-count="0"/>
  </office:meta>
</office:document-meta>
</file>